
<file path=META-INF/manifest.xml><?xml version="1.0" encoding="utf-8"?>
<manifest:manifest xmlns:manifest="urn:oasis:names:tc:opendocument:xmlns:manifest:1.0">
  <manifest:file-entry manifest:media-type="application/vnd.oasis.opendocument.text-template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Print1" svg:font-family="'Segoe Print'" style:font-pitch="variable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3.57cm" style:rel-column-width="13763*"/>
    </style:style>
    <style:style style:name="Tabla3.B" style:family="table-column">
      <style:table-column-properties style:column-width="13.428cm" style:rel-column-width="51772*"/>
    </style:style>
    <style:style style:name="Tabla3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1" style:family="table">
      <style:table-properties style:width="16.999cm" table:align="margins"/>
    </style:style>
    <style:style style:name="Tabla11.A" style:family="table-column">
      <style:table-column-properties style:column-width="3.57cm" style:rel-column-width="13763*"/>
    </style:style>
    <style:style style:name="Tabla11.B" style:family="table-column">
      <style:table-column-properties style:column-width="13.428cm" style:rel-column-width="51772*"/>
    </style:style>
    <style:style style:name="Tabla1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2" style:family="table">
      <style:table-properties style:width="16.999cm" table:align="margins"/>
    </style:style>
    <style:style style:name="Tabla12.A" style:family="table-column">
      <style:table-column-properties style:column-width="3.57cm" style:rel-column-width="13763*"/>
    </style:style>
    <style:style style:name="Tabla12.B" style:family="table-column">
      <style:table-column-properties style:column-width="13.428cm" style:rel-column-width="51772*"/>
    </style:style>
    <style:style style:name="Tabla1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3" style:family="table">
      <style:table-properties style:width="16.999cm" table:align="margins"/>
    </style:style>
    <style:style style:name="Tabla13.A" style:family="table-column">
      <style:table-column-properties style:column-width="3.57cm" style:rel-column-width="13763*"/>
    </style:style>
    <style:style style:name="Tabla13.B" style:family="table-column">
      <style:table-column-properties style:column-width="13.428cm" style:rel-column-width="51772*"/>
    </style:style>
    <style:style style:name="Tabla13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3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3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5" style:family="table">
      <style:table-properties style:width="16.999cm" table:align="margins"/>
    </style:style>
    <style:style style:name="Tabla15.A" style:family="table-column">
      <style:table-column-properties style:column-width="3.57cm" style:rel-column-width="13763*"/>
    </style:style>
    <style:style style:name="Tabla15.B" style:family="table-column">
      <style:table-column-properties style:column-width="13.428cm" style:rel-column-width="51772*"/>
    </style:style>
    <style:style style:name="Tabla15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5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6" style:family="table">
      <style:table-properties style:width="16.999cm" table:align="margins"/>
    </style:style>
    <style:style style:name="Tabla16.A" style:family="table-column">
      <style:table-column-properties style:column-width="3.57cm" style:rel-column-width="13763*"/>
    </style:style>
    <style:style style:name="Tabla16.B" style:family="table-column">
      <style:table-column-properties style:column-width="13.428cm" style:rel-column-width="51772*"/>
    </style:style>
    <style:style style:name="Tabla16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6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6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7" style:family="table">
      <style:table-properties style:width="16.999cm" table:align="margins"/>
    </style:style>
    <style:style style:name="Tabla17.A" style:family="table-column">
      <style:table-column-properties style:column-width="3.57cm" style:rel-column-width="13763*"/>
    </style:style>
    <style:style style:name="Tabla17.B" style:family="table-column">
      <style:table-column-properties style:column-width="13.428cm" style:rel-column-width="51772*"/>
    </style:style>
    <style:style style:name="Tabla17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7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7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8" style:family="table">
      <style:table-properties style:width="16.999cm" table:align="margins"/>
    </style:style>
    <style:style style:name="Tabla18.A" style:family="table-column">
      <style:table-column-properties style:column-width="3.57cm" style:rel-column-width="13763*"/>
    </style:style>
    <style:style style:name="Tabla18.B" style:family="table-column">
      <style:table-column-properties style:column-width="13.428cm" style:rel-column-width="51772*"/>
    </style:style>
    <style:style style:name="Tabla18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8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8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9" style:family="table">
      <style:table-properties style:width="16.999cm" table:align="margins"/>
    </style:style>
    <style:style style:name="Tabla19.A" style:family="table-column">
      <style:table-column-properties style:column-width="3.57cm" style:rel-column-width="13763*"/>
    </style:style>
    <style:style style:name="Tabla19.B" style:family="table-column">
      <style:table-column-properties style:column-width="13.428cm" style:rel-column-width="51772*"/>
    </style:style>
    <style:style style:name="Tabla19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9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9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333366" fo:font-size="11pt" style:font-size-asian="11pt" style:font-size-complex="11pt"/>
    </style:style>
    <style:style style:name="P2" style:family="paragraph" style:parent-style-name="Table_20_Heading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text-properties fo:color="#333366" style:font-name="Segoe Print1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Table_20_Contents" style:list-style-name="L28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 style:list-style-name="L30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 style:list-style-name="L32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 style:list-style-name="L35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 style:list-style-name="L36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 style:list-style-name="L39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 style:list-style-name="L41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able_20_Contents" style:list-style-name="L43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 style:list-style-name="L28">
      <style:paragraph-properties fo:text-align="start" style:justify-single-word="false"/>
    </style:style>
    <style:style style:name="P18" style:family="paragraph" style:parent-style-name="Table_20_Contents" style:list-style-name="L29">
      <style:paragraph-properties fo:text-align="start" style:justify-single-word="false"/>
    </style:style>
    <style:style style:name="P19" style:family="paragraph" style:parent-style-name="Table_20_Contents" style:list-style-name="L31">
      <style:paragraph-properties fo:text-align="start" style:justify-single-word="false"/>
    </style:style>
    <style:style style:name="P20" style:family="paragraph" style:parent-style-name="Table_20_Contents" style:list-style-name="L33">
      <style:paragraph-properties fo:text-align="start" style:justify-single-word="false"/>
    </style:style>
    <style:style style:name="P21" style:family="paragraph" style:parent-style-name="Table_20_Contents" style:list-style-name="L34">
      <style:paragraph-properties fo:text-align="start" style:justify-single-word="false"/>
    </style:style>
    <style:style style:name="P22" style:family="paragraph" style:parent-style-name="Table_20_Contents" style:list-style-name="L36">
      <style:paragraph-properties fo:text-align="start" style:justify-single-word="false"/>
    </style:style>
    <style:style style:name="P23" style:family="paragraph" style:parent-style-name="Table_20_Contents" style:list-style-name="L37">
      <style:paragraph-properties fo:text-align="start" style:justify-single-word="false"/>
    </style:style>
    <style:style style:name="P24" style:family="paragraph" style:parent-style-name="Table_20_Contents" style:list-style-name="L38">
      <style:paragraph-properties fo:text-align="start" style:justify-single-word="false"/>
    </style:style>
    <style:style style:name="P25" style:family="paragraph" style:parent-style-name="Table_20_Contents" style:list-style-name="L40">
      <style:paragraph-properties fo:text-align="start" style:justify-single-word="false"/>
    </style:style>
    <style:style style:name="P26" style:family="paragraph" style:parent-style-name="Table_20_Contents" style:list-style-name="L42">
      <style:paragraph-properties fo:text-align="start" style:justify-single-word="false"/>
    </style:style>
    <style:style style:name="P27" style:family="paragraph" style:parent-style-name="Table_20_Contents" style:list-style-name="L27"/>
    <style:style style:name="P28" style:family="paragraph" style:parent-style-name="Table_20_Contents" style:list-style-name="L29">
      <style:paragraph-properties fo:margin-left="1.298cm" fo:margin-right="0cm" fo:text-align="start" style:justify-single-word="false" fo:text-indent="-1.034cm" style:auto-text-indent="false">
        <style:tab-stops/>
      </style:paragraph-properties>
    </style:style>
    <style:style style:name="P29" style:family="paragraph" style:parent-style-name="Table_20_Contents" style:list-style-name="L29">
      <style:paragraph-properties fo:margin-left="0.649cm" fo:margin-right="0cm" fo:text-align="start" style:justify-single-word="false" fo:text-indent="-0.635cm" style:auto-text-indent="false">
        <style:tab-stops/>
      </style:paragraph-properties>
    </style:style>
    <style:style style:name="P30" style:family="paragraph" style:parent-style-name="Table_20_Contents" style:list-style-name="L37">
      <style:paragraph-properties fo:margin-left="0.649cm" fo:margin-right="0cm" fo:text-align="start" style:justify-single-word="false" fo:text-indent="-0.635cm" style:auto-text-indent="false">
        <style:tab-stops/>
      </style:paragraph-properties>
    </style:style>
    <style:style style:name="P31" style:family="paragraph" style:parent-style-name="Table_20_Contents" style:list-style-name="L33">
      <style:paragraph-properties fo:margin-left="0.624cm" fo:margin-right="0cm" fo:text-align="start" style:justify-single-word="false" fo:text-indent="-0.635cm" style:auto-text-indent="false">
        <style:tab-stops/>
      </style:paragraph-properties>
    </style:style>
    <style:style style:name="P3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33" style:family="paragraph" style:parent-style-name="Heading_20_3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4" style:family="paragraph" style:parent-style-name="Heading_20_3">
      <style:paragraph-properties fo:break-before="pag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fo:font-size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/>
    </style:style>
    <style:style style:name="T4" style:family="text">
      <style:text-properties style:font-size-asian="12pt"/>
    </style:style>
    <style:style style:name="T5" style:family="text">
      <style:text-properties style:font-weight-asian="normal"/>
    </style:style>
    <style:style style:name="T6" style:family="text">
      <style:text-properties style:font-size-complex="12pt"/>
    </style:style>
    <style:style style:name="T7" style:family="text">
      <style:text-properties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7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7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6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6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ñadir ingrediente</text:h>
      <text:p text:style-name="P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 del caso:</text:p>
          </table:table-cell>
          <table:table-cell table:style-name="Tabla3.B1" office:value-type="string">
            <text:p text:style-name="Table_20_Contents">Añadir ingrediente</text:p>
          </table:table-cell>
        </table:table-row>
        <table:table-row>
          <table:table-cell table:style-name="Tabla3.A2" office:value-type="string">
            <text:p text:style-name="P1">Resumen:</text:p>
          </table:table-cell>
          <table:table-cell table:style-name="Tabla3.B2" office:value-type="string">
            <text:p text:style-name="P6">El cocinero jefe desea añadir uno o más ingredientes al sistema. Introduce los datos correspondientes a cada ingrediente se comprueban si son correctos <text:s/>y se confirma cada operación.</text:p>
          </table:table-cell>
        </table:table-row>
        <table:table-row>
          <table:table-cell table:style-name="Tabla3.A2" office:value-type="string">
            <text:p text:style-name="P1">Dependencias:</text:p>
          </table:table-cell>
          <table:table-cell table:style-name="Tabla3.B2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Actores:</text:p>
          </table:table-cell>
          <table:table-cell table:style-name="Tabla3.B2" office:value-type="string">
            <text:p text:style-name="P4">Cocinero jefe</text:p>
          </table:table-cell>
        </table:table-row>
        <table:table-row>
          <table:table-cell table:style-name="Tabla3.A2" office:value-type="string">
            <text:p text:style-name="P1">Precondiciones:</text:p>
          </table:table-cell>
          <table:table-cell table:style-name="Tabla3.B2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Postcondiciones:</text:p>
          </table:table-cell>
          <table:table-cell table:style-name="Tabla3.B2" office:value-type="string">
            <text:list xml:id="list38122489" text:style-name="L27">
              <text:list-item>
                <text:p text:style-name="P27">Se han registrado uno o más productos en el sistema</text:p>
              </text:list-item>
            </text:list>
          </table:table-cell>
        </table:table-row>
        <table:table-row>
          <table:table-cell table:style-name="Tabla3.A2" office:value-type="string">
            <text:p text:style-name="P1">Curso normal:</text:p>
          </table:table-cell>
          <table:table-cell table:style-name="Tabla3.B2" office:value-type="string">
            <text:list xml:id="list38138777" text:style-name="L28">
              <text:list-item>
                <text:p text:style-name="P17">El caso de uso comienza cuando el cocinero jefe desea añadir uno o más ingredientes.</text:p>
              </text:list-item>
              <text:list-item>
                <text:p text:style-name="P17">Mientras que el usuario quiera añadir ingredientes:</text:p>
                <text:list>
                  <text:list-item>
                    <text:p text:style-name="P9">El usuario introduce los datos correspondientes al nuevo ingrediente:</text:p>
                    <text:list>
                      <text:list-item>
                        <text:p text:style-name="P17">Introduce el nombre</text:p>
                      </text:list-item>
                      <text:list-item>
                        <text:p text:style-name="P9">Introduce el límite mínimo en stock.</text:p>
                      </text:list-item>
                      <text:list-item>
                        <text:p text:style-name="P9">Introduce el máximo en stock.</text:p>
                      </text:list-item>
                      <text:list-item>
                        <text:p text:style-name="P9">Introduce la cantidad actual en stock</text:p>
                      </text:list-item>
                      <text:list-item>
                        <text:p text:style-name="P9">Introduce una foto.</text:p>
                      </text:list-item>
                    </text:list>
                  </text:list-item>
                  <text:list-item>
                    <text:p text:style-name="P9">El usuario confirma los datos.</text:p>
                  </text:list-item>
                  <text:list-item>
                    <text:p text:style-name="P9">El sistema comprueba si los datos introducidos son correctos</text:p>
                  </text:list-item>
                  <text:list-item>
                    <text:p text:style-name="P9">Los datos introducidos son correctos. El sistema genera un código de producto, registra todos los datos y confirma que ha sido añadido satisfactoriamente.</text:p>
                  </text:list-item>
                  <text:list-item>
                    <text:p text:style-name="P9">El sistema pregunta al usuario si desea seguir añadiendo productos</text:p>
                  </text:list-item>
                </text:list>
              </text:list-item>
              <text:list-item>
                <text:p text:style-name="P9">El usuario finaliza la operación</text:p>
              </text:list-item>
            </text:list>
          </table:table-cell>
        </table:table-row>
        <table:table-row>
          <table:table-cell table:style-name="Tabla3.A2" office:value-type="string">
            <text:p text:style-name="P1">Cursos alternativos:</text:p>
          </table:table-cell>
          <table:table-cell table:style-name="Tabla3.B2" office:value-type="string">
            <text:p text:style-name="P5"/>
            <text:p text:style-name="P5"/>
            <text:list xml:id="list38117251" text:style-name="L29">
              <text:list-item>
                <text:list>
                  <text:list-header>
                    <text:p text:style-name="P28">2.4b El sistema informa de que los datos introducidos no son correctos. Se vuelve al paso 3.1</text:p>
                  </text:list-header>
                </text:list>
                <text:p text:style-name="P18"/>
                <text:p text:style-name="P29">*. El usuario cancela la operación.</text:p>
              </text:list-item>
            </text:list>
          </table:table-cell>
        </table:table-row>
        <table:table-row>
          <table:table-cell table:style-name="Tabla3.A2" office:value-type="string">
            <text:p text:style-name="P1">Observaciones:</text:p>
          </table:table-cell>
          <table:table-cell table:style-name="Tabla3.B2" office:value-type="string">
            <text:p text:style-name="P4"/>
          </table:table-cell>
        </table:table-row>
        <table:table-row>
          <table:table-cell table:style-name="Tabla3.A10" office:value-type="string">
            <text:p text:style-name="P1">Requisitos no funcionales específicos:</text:p>
          </table:table-cell>
          <table:table-cell table:style-name="Tabla3.B10" office:value-type="string">
            <text:p text:style-name="P4"><text:s/>- Tanto los límites como la cantidad actual se deberán dar en gramos.</text:p>
            <text:p text:style-name="P4"><text:s/>- La foto deberá estar en formato .jpeg y no sobrepasar los 200 kb </text:p>
            <text:p text:style-name="P4"/>
          </table:table-cell>
        </table:table-row>
      </table:table>
      <text:p text:style-name="Standard"/>
      <text:h text:style-name="P33" text:outline-level="3"><text:soft-page-break/>Eliminar ingrediente</text:h>
      <text:p text:style-name="P8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">Nombre del caso:</text:p>
          </table:table-cell>
          <table:table-cell table:style-name="Tabla11.B1" office:value-type="string">
            <text:p text:style-name="Text_20_body">Eliminar ingrediente</text:p>
          </table:table-cell>
        </table:table-row>
        <table:table-row>
          <table:table-cell table:style-name="Tabla11.A2" office:value-type="string">
            <text:p text:style-name="P1">Resumen:</text:p>
          </table:table-cell>
          <table:table-cell table:style-name="Tabla11.B2" office:value-type="string">
            <text:p text:style-name="P6">El cocinero jefe desea eliminar un ingrediente de nuestro sistema. Para ello lo selecciona de una lista de ingredientes, y confirma su eliminación. Una vez hecho esto el sistema lo elimina y pregunta por si quiere seguir eliminando.</text:p>
          </table:table-cell>
        </table:table-row>
        <table:table-row>
          <table:table-cell table:style-name="Tabla11.A2" office:value-type="string">
            <text:p text:style-name="P1">Dependencias:</text:p>
          </table:table-cell>
          <table:table-cell table:style-name="Tabla11.B2" office:value-type="string">
            <text:p text:style-name="P4">Incluye al caso de uso “Consultar lista de ingredientes”</text:p>
          </table:table-cell>
        </table:table-row>
        <table:table-row>
          <table:table-cell table:style-name="Tabla11.A2" office:value-type="string">
            <text:p text:style-name="P1">Actores:</text:p>
          </table:table-cell>
          <table:table-cell table:style-name="Tabla11.B2" office:value-type="string">
            <text:p text:style-name="P4">Cocinero jefe</text:p>
          </table:table-cell>
        </table:table-row>
        <table:table-row>
          <table:table-cell table:style-name="Tabla11.A2" office:value-type="string">
            <text:p text:style-name="P1">Precondiciones:</text:p>
          </table:table-cell>
          <table:table-cell table:style-name="Tabla11.B2" office:value-type="string">
            <text:list xml:id="list38132822" text:style-name="L30">
              <text:list-header>
                <text:p text:style-name="P10"/>
              </text:list-header>
            </text:list>
          </table:table-cell>
        </table:table-row>
        <table:table-row>
          <table:table-cell table:style-name="Tabla11.A2" office:value-type="string">
            <text:p text:style-name="P1">Postcondiciones:</text:p>
          </table:table-cell>
          <table:table-cell table:style-name="Tabla11.B2" office:value-type="string">
            <text:list xml:id="list38117732" text:style-name="L31">
              <text:list-item>
                <text:p text:style-name="P19">Se han eliminado uno o más productos del sistema.</text:p>
              </text:list-item>
            </text:list>
          </table:table-cell>
        </table:table-row>
        <table:table-row>
          <table:table-cell table:style-name="Tabla11.A2" office:value-type="string">
            <text:p text:style-name="P1">Curso normal:</text:p>
          </table:table-cell>
          <table:table-cell table:style-name="Tabla11.B2" office:value-type="string">
            <text:list xml:id="list38135828" text:style-name="L32">
              <text:list-item>
                <text:p text:style-name="P11">El caso de uso comienza cuando el cocinero jefe desea eliminar uno o más ingredientes.</text:p>
              </text:list-item>
              <text:list-item>
                <text:p text:style-name="P11">Se inicia el caso de uso “Consultar lista de ingredientes”</text:p>
              </text:list-item>
              <text:list-item>
                <text:p text:style-name="P11">Mientras que el usuario quiera eliminar ingredientes:</text:p>
                <text:list>
                  <text:list-item>
                    <text:p text:style-name="P11">El usuario selecciona el ingrediente que quiere eliminar.</text:p>
                  </text:list-item>
                  <text:list-item>
                    <text:p text:style-name="P11">El sistema solicita la confirmación de la operación.</text:p>
                  </text:list-item>
                  <text:list-item>
                    <text:p text:style-name="P11">El usuario confirma la operación.</text:p>
                  </text:list-item>
                  <text:list-item>
                    <text:p text:style-name="P11">El sistema comprueba los platos que contienen este ingrediente y los invalida.</text:p>
                  </text:list-item>
                  <text:list-item>
                    <text:p text:style-name="P11">El sistema elimina el ingrediente e informa de ello al usuario.</text:p>
                  </text:list-item>
                  <text:list-item>
                    <text:p text:style-name="P11">El sistema pregunta al usuario si desea eliminar otro elemento</text:p>
                  </text:list-item>
                </text:list>
              </text:list-item>
              <text:list-item>
                <text:p text:style-name="P11">El usuario finaliza la operación</text:p>
              </text:list-item>
            </text:list>
          </table:table-cell>
        </table:table-row>
        <table:table-row>
          <table:table-cell table:style-name="Tabla11.A2" office:value-type="string">
            <text:p text:style-name="P1">Cursos alternativos:</text:p>
          </table:table-cell>
          <table:table-cell table:style-name="Tabla11.B2" office:value-type="string">
            <text:list xml:id="list38140198" text:style-name="L33">
              <text:list-item>
                <text:list>
                  <text:list-header>
                    <text:p text:style-name="P20">3.3b El usuario no confirma la operación. Se vuelve al paso 2.</text:p>
                  </text:list-header>
                </text:list>
                <text:p text:style-name="P20"/>
                <text:p text:style-name="P20">*. El usuario cancela la operación.</text:p>
              </text:list-item>
            </text:list>
            <text:p text:style-name="P5"/>
          </table:table-cell>
        </table:table-row>
        <table:table-row>
          <table:table-cell table:style-name="Tabla11.A2" office:value-type="string">
            <text:p text:style-name="P3">Observaciones:</text:p>
          </table:table-cell>
          <table:table-cell table:style-name="Tabla11.B2" office:value-type="string">
            <text:p text:style-name="P4"/>
          </table:table-cell>
        </table:table-row>
        <table:table-row>
          <table:table-cell table:style-name="Tabla11.A10" office:value-type="string">
            <text:p text:style-name="P3">Requisitos no funcionales:</text:p>
          </table:table-cell>
          <table:table-cell table:style-name="Tabla11.B10" office:value-type="string">
            <text:p text:style-name="P4"/>
          </table:table-cell>
        </table:table-row>
      </table:table>
      <text:h text:style-name="P33" text:outline-level="3"/>
      <text:h text:style-name="P34" text:outline-level="3">Modificar ingrediente</text:h>
      <text:p text:style-name="P8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">Nombre del caso:</text:p>
          </table:table-cell>
          <table:table-cell table:style-name="Tabla12.B1" office:value-type="string">
            <text:p text:style-name="Text_20_body">Modificar ingrediente</text:p>
          </table:table-cell>
        </table:table-row>
        <table:table-row>
          <table:table-cell table:style-name="Tabla12.A2" office:value-type="string">
            <text:p text:style-name="P1">Resumen:</text:p>
          </table:table-cell>
          <table:table-cell table:style-name="Tabla12.B2" office:value-type="string">
            <text:p text:style-name="P6">El cocinero jefe quiere modificar los datos de unos determinados ingredientes. Una vez que se le muestran los datos, cambia los parámetros que quiera y una vez confirmados y comprobados estos se registra la operación.</text:p>
          </table:table-cell>
        </table:table-row>
        <table:table-row>
          <table:table-cell table:style-name="Tabla12.A2" office:value-type="string">
            <text:p text:style-name="P1">Dependencias:</text:p>
          </table:table-cell>
          <table:table-cell table:style-name="Tabla12.B2" office:value-type="string">
            <text:p text:style-name="P4">Incluye al caso de uso “Consultar lista de ingredientes”</text:p>
          </table:table-cell>
        </table:table-row>
        <table:table-row>
          <table:table-cell table:style-name="Tabla12.A2" office:value-type="string">
            <text:p text:style-name="P1">Actores:</text:p>
          </table:table-cell>
          <table:table-cell table:style-name="Tabla12.B2" office:value-type="string">
            <text:p text:style-name="P4">Cocinero jefe</text:p>
          </table:table-cell>
        </table:table-row>
        <table:table-row>
          <table:table-cell table:style-name="Tabla12.A2" office:value-type="string">
            <text:p text:style-name="P1">Precondiciones:</text:p>
          </table:table-cell>
          <table:table-cell table:style-name="Tabla12.B2" office:value-type="string">
            <text:list xml:id="list38468408" text:continue-list="list38132822" text:style-name="L30">
              <text:list-header>
                <text:p text:style-name="P10"/>
              </text:list-header>
            </text:list>
          </table:table-cell>
        </table:table-row>
        <table:table-row>
          <table:table-cell table:style-name="Tabla12.A2" office:value-type="string">
            <text:p text:style-name="P1">Postcondiciones:</text:p>
          </table:table-cell>
          <table:table-cell table:style-name="Tabla12.B2" office:value-type="string">
            <text:list xml:id="list38134395" text:style-name="L34">
              <text:list-item>
                <text:p text:style-name="P21">Se ha registrado uno o más cambios en los detalles de un ingrediente.</text:p>
              </text:list-item>
            </text:list>
          </table:table-cell>
        </table:table-row>
        <table:table-row>
          <table:table-cell table:style-name="Tabla12.A2" office:value-type="string">
            <text:p text:style-name="P1">Curso normal:</text:p>
          </table:table-cell>
          <table:table-cell table:style-name="Tabla12.B2" office:value-type="string">
            <text:list xml:id="list38120727" text:style-name="L35">
              <text:list-item>
                <text:p text:style-name="P12">El caso de uso comienza cuando el cocinero jefe desea modificar uno o mas ingredientes.</text:p>
              </text:list-item>
              <text:list-item>
                <text:p text:style-name="P12">Se inicia el caso de uso “Consultar lista de ingredientes”</text:p>
              </text:list-item>
              <text:list-item>
                <text:p text:style-name="P12">Mientras el usuario quiera modificar ingredientes:</text:p>
                <text:list>
                  <text:list-item>
                    <text:p text:style-name="P12">El usuario selecciona el ingrediente que quiere modificar.</text:p>
                  </text:list-item>
                  <text:list-item>
                    <text:p text:style-name="P12">El sistema muestra los datos asociados a ese ingrediente.</text:p>
                  </text:list-item>
                  <text:list-item>
                    <text:p text:style-name="P12">Mientras el usuario quiera modificar parámetros:</text:p>
                    <text:list>
                      <text:list-item>
                        <text:p text:style-name="P12">El usuario modifica el parámetro deseado.</text:p>
                      </text:list-item>
                    </text:list>
                  </text:list-item>
                  <text:list-item>
                    <text:p text:style-name="P12">El sistema solicita al usuario que confirme los cambios</text:p>
                  </text:list-item>
                  <text:list-item>
                    <text:p text:style-name="P12">El usuario confirma los cambios.</text:p>
                  </text:list-item>
                  <text:list-item>
                    <text:p text:style-name="P12">El sistema comprueba si los datos introducidos son correctos</text:p>
                  </text:list-item>
                  <text:list-item>
                    <text:p text:style-name="P12">Los datos introducidos son correctos. El sistema registra los cambios e informa que se han realizado <text:s/>satisfactoriamente.</text:p>
                  </text:list-item>
                  <text:list-item>
                    <text:p text:style-name="P12">El sistema pregunta al usuario si desea modificar otro ingrediente</text:p>
                  </text:list-item>
                </text:list>
              </text:list-item>
              <text:list-item>
                <text:p text:style-name="P12">El usuario finaliza la operación</text:p>
              </text:list-item>
            </text:list>
          </table:table-cell>
        </table:table-row>
        <table:table-row>
          <table:table-cell table:style-name="Tabla12.A2" office:value-type="string">
            <text:p text:style-name="P1">Cursos alternativos:</text:p>
          </table:table-cell>
          <table:table-cell table:style-name="Tabla12.B2" office:value-type="string">
            <text:list xml:id="list38468971" text:continue-list="list38140198" text:style-name="L33">
              <text:list-item>
                <text:list>
                  <text:list-header>
                    <text:p text:style-name="P20">3.5b <text:s/>El usuario no confirma los cambios. Se vuelve al paso 2</text:p>
                  </text:list-header>
                </text:list>
              </text:list-item>
            </text:list>
            <text:p text:style-name="P5"/>
            <text:list xml:id="list38468753" text:continue-numbering="true" text:style-name="L33">
              <text:list-item>
                <text:list>
                  <text:list-header>
                    <text:p text:style-name="P20">3.6b <text:s/>El sistema informa de que los datos introducidos son incorrectos. Se vuelve al paso 2.</text:p>
                  </text:list-header>
                </text:list>
              </text:list-item>
            </text:list>
            <text:p text:style-name="P5"/>
            <text:list xml:id="list38476900" text:continue-numbering="true" text:style-name="L33">
              <text:list-header>
                <text:p text:style-name="P31">*. El usuario cancela la operación.</text:p>
              </text:list-header>
            </text:list>
          </table:table-cell>
        </table:table-row>
        <table:table-row>
          <table:table-cell table:style-name="Tabla12.A2" office:value-type="string">
            <text:p text:style-name="P1">Observaciones:</text:p>
          </table:table-cell>
          <table:table-cell table:style-name="Tabla12.B2" office:value-type="string">
            <text:p text:style-name="P4"/>
          </table:table-cell>
        </table:table-row>
        <table:table-row>
          <table:table-cell table:style-name="Tabla12.A10" office:value-type="string">
            <text:p text:style-name="P1">Requisitos no funcionales específicos:</text:p>
          </table:table-cell>
          <table:table-cell table:style-name="Tabla12.B10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33" text:outline-level="3"><text:soft-page-break/>Añadir bebida</text:h>
      <text:p text:style-name="Standard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">Nombre del caso:</text:p>
          </table:table-cell>
          <table:table-cell table:style-name="Tabla13.B1" office:value-type="string">
            <text:p text:style-name="Text_20_body">Añadir bebida</text:p>
          </table:table-cell>
        </table:table-row>
        <table:table-row>
          <table:table-cell table:style-name="Tabla13.A2" office:value-type="string">
            <text:p text:style-name="P1">Resumen:</text:p>
          </table:table-cell>
          <table:table-cell table:style-name="Tabla13.B2" office:value-type="string">
            <text:p text:style-name="P6">El cocinero jefe desea añadir una o más bebidas al sistema. Introduce los datos correspondientes a cada ingrediente se comprueban si son correctos <text:s/>y se confirma cada operación.</text:p>
          </table:table-cell>
        </table:table-row>
        <table:table-row>
          <table:table-cell table:style-name="Tabla13.A2" office:value-type="string">
            <text:p text:style-name="P1">Dependencias:</text:p>
          </table:table-cell>
          <table:table-cell table:style-name="Tabla13.B2" office:value-type="string">
            <text:p text:style-name="P4"/>
          </table:table-cell>
        </table:table-row>
        <table:table-row>
          <table:table-cell table:style-name="Tabla13.A2" office:value-type="string">
            <text:p text:style-name="P1">Actores:</text:p>
          </table:table-cell>
          <table:table-cell table:style-name="Tabla13.B2" office:value-type="string">
            <text:p text:style-name="P4">Metre</text:p>
          </table:table-cell>
        </table:table-row>
        <table:table-row>
          <table:table-cell table:style-name="Tabla13.A2" office:value-type="string">
            <text:p text:style-name="P1">Precondiciones:</text:p>
          </table:table-cell>
          <table:table-cell table:style-name="Tabla13.B2" office:value-type="string">
            <text:p text:style-name="P4"/>
          </table:table-cell>
        </table:table-row>
        <table:table-row>
          <table:table-cell table:style-name="Tabla13.A2" office:value-type="string">
            <text:p text:style-name="P1">Postcondiciones:</text:p>
          </table:table-cell>
          <table:table-cell table:style-name="Tabla13.B2" office:value-type="string">
            <text:list xml:id="list38476233" text:continue-list="list38122489" text:style-name="L27">
              <text:list-item>
                <text:p text:style-name="P27">Se ha registrado una nueva bebida en el sistema</text:p>
              </text:list-item>
            </text:list>
          </table:table-cell>
        </table:table-row>
        <table:table-row>
          <table:table-cell table:style-name="Tabla13.A2" office:value-type="string">
            <text:p text:style-name="P1">Curso normal:</text:p>
          </table:table-cell>
          <table:table-cell table:style-name="Tabla13.B2" office:value-type="string">
            <text:list xml:id="list38135034" text:style-name="L36">
              <text:list-item>
                <text:p text:style-name="P22">El caso de uso comienza cuando el cocinero jefe desea añadir una o más bebidas.</text:p>
              </text:list-item>
              <text:list-item>
                <text:p text:style-name="P22">Mientras que el usuario quiera añadir bebidas:</text:p>
                <text:list>
                  <text:list-item>
                    <text:p text:style-name="P13">El usuario introduce los datos correspondientes a la bebida:</text:p>
                    <text:list>
                      <text:list-item>
                        <text:p text:style-name="P22">Introduce el nombre</text:p>
                      </text:list-item>
                      <text:list-item>
                        <text:p text:style-name="P13">Introduce el límite mínimo en stock.</text:p>
                      </text:list-item>
                      <text:list-item>
                        <text:p text:style-name="P13">Introduce el máximo en stock.</text:p>
                      </text:list-item>
                      <text:list-item>
                        <text:p text:style-name="P13">Introduce la cantidad actual en stock</text:p>
                      </text:list-item>
                      <text:list-item>
                        <text:p text:style-name="P13">Introduce una foto.</text:p>
                      </text:list-item>
                      <text:list-item>
                        <text:p text:style-name="P22">El usuario deberá introducir la cantidad por envase.</text:p>
                      </text:list-item>
                    </text:list>
                  </text:list-item>
                  <text:list-item>
                    <text:p text:style-name="P13">El usuario confirma los datos.</text:p>
                  </text:list-item>
                  <text:list-item>
                    <text:p text:style-name="P13">El sistema comprueba si los datos introducidos son correctos</text:p>
                  </text:list-item>
                  <text:list-item>
                    <text:p text:style-name="P13">Los datos introducidos son correctos. El sistema genera un código de producto y registra todos los datos.</text:p>
                  </text:list-item>
                  <text:list-item>
                    <text:p text:style-name="P13">El sistema confirma que se ha añadido la bebida satisfactoriamente.</text:p>
                  </text:list-item>
                  <text:list-item>
                    <text:p text:style-name="P13">El sistema pregunta al usuario si desea seguir añadiendo bebidas.</text:p>
                  </text:list-item>
                </text:list>
              </text:list-item>
              <text:list-item>
                <text:p text:style-name="P13">El usuario finaliza la operación</text:p>
              </text:list-item>
            </text:list>
          </table:table-cell>
        </table:table-row>
        <table:table-row>
          <table:table-cell table:style-name="Tabla13.A2" office:value-type="string">
            <text:p text:style-name="P1">Cursos alternativos:</text:p>
          </table:table-cell>
          <table:table-cell table:style-name="Tabla13.B2" office:value-type="string">
            <text:list xml:id="list38122472" text:style-name="L37">
              <text:list-item>
                <text:list>
                  <text:list-header>
                    <text:p text:style-name="P23"/>
                    <text:p text:style-name="P23">2.4b El sistema informa de que los datos introducidos no son correctos. Se vuelve al paso 3.1</text:p>
                  </text:list-header>
                </text:list>
                <text:p text:style-name="P23"/>
                <text:p text:style-name="P30">*. El usuario cancela la operación.</text:p>
              </text:list-item>
            </text:list>
          </table:table-cell>
        </table:table-row>
        <table:table-row>
          <table:table-cell table:style-name="Tabla13.A2" office:value-type="string">
            <text:p text:style-name="P1">Observaciones:</text:p>
          </table:table-cell>
          <table:table-cell table:style-name="Tabla13.B2" office:value-type="string">
            <text:p text:style-name="P4"/>
          </table:table-cell>
        </table:table-row>
        <table:table-row>
          <table:table-cell table:style-name="Tabla13.A10" office:value-type="string">
            <text:p text:style-name="P1">Requisitos no funcionales específicos:</text:p>
          </table:table-cell>
          <table:table-cell table:style-name="Tabla13.B10" office:value-type="string">
            <text:p text:style-name="P4"/>
            <text:p text:style-name="P4"><text:s/>- Los límites mínimo y máximo vendrán en número de unidades de envase, y la cantidad por envase en mililitros.</text:p>
            <text:p text:style-name="P4"><text:s/>- La foto deberá estar en formato .jpeg y no sobrepasar los 200 kb </text:p>
            <text:p text:style-name="P4"/>
          </table:table-cell>
        </table:table-row>
      </table:table>
      <text:h text:style-name="P33" text:outline-level="3"/>
      <text:h text:style-name="P34" text:outline-level="3">Eliminar bebida</text:h>
      <text:p text:style-name="Standard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">Nombre del caso:</text:p>
          </table:table-cell>
          <table:table-cell table:style-name="Tabla15.B1" office:value-type="string">
            <text:p text:style-name="Text_20_body">Eliminar bebida</text:p>
          </table:table-cell>
        </table:table-row>
        <table:table-row>
          <table:table-cell table:style-name="Tabla15.A2" office:value-type="string">
            <text:p text:style-name="P1">Resumen:</text:p>
          </table:table-cell>
          <table:table-cell table:style-name="Tabla15.B2" office:value-type="string">
            <text:p text:style-name="P6">El cocinero jefe desea eliminar una bebida de nuestro sistema. Para ello lo selecciona de una lista de bebidas, y confirma su eliminación. Una vez hecho esto el sistema la elimina y pregunta por si quiere seguir eliminando.</text:p>
          </table:table-cell>
        </table:table-row>
        <table:table-row>
          <table:table-cell table:style-name="Tabla15.A2" office:value-type="string">
            <text:p text:style-name="P1">Dependencias:</text:p>
          </table:table-cell>
          <table:table-cell table:style-name="Tabla15.B2" office:value-type="string">
            <text:p text:style-name="P4">Incluye al caso de uso “Consultar lista de bebidas”</text:p>
          </table:table-cell>
        </table:table-row>
        <table:table-row>
          <table:table-cell table:style-name="Tabla15.A2" office:value-type="string">
            <text:p text:style-name="P1">Actores:</text:p>
          </table:table-cell>
          <table:table-cell table:style-name="Tabla15.B2" office:value-type="string">
            <text:p text:style-name="P4">Metre.</text:p>
          </table:table-cell>
        </table:table-row>
        <table:table-row>
          <table:table-cell table:style-name="Tabla15.A2" office:value-type="string">
            <text:p text:style-name="P1">Precondiciones:</text:p>
          </table:table-cell>
          <table:table-cell table:style-name="Tabla15.B2" office:value-type="string">
            <text:list xml:id="list38481136" text:continue-list="list38468408" text:style-name="L30">
              <text:list-header>
                <text:p text:style-name="P10"/>
              </text:list-header>
            </text:list>
          </table:table-cell>
        </table:table-row>
        <table:table-row>
          <table:table-cell table:style-name="Tabla15.A2" office:value-type="string">
            <text:p text:style-name="P1">Postcondiciones:</text:p>
          </table:table-cell>
          <table:table-cell table:style-name="Tabla15.B2" office:value-type="string">
            <text:list xml:id="list38480832" text:continue-list="list38117732" text:style-name="L31">
              <text:list-item>
                <text:p text:style-name="P19">Se han eliminado uno o más bebidas del sistema.</text:p>
              </text:list-item>
            </text:list>
          </table:table-cell>
        </table:table-row>
        <table:table-row>
          <table:table-cell table:style-name="Tabla15.A2" office:value-type="string">
            <text:p text:style-name="P1">Curso normal:</text:p>
          </table:table-cell>
          <table:table-cell table:style-name="Tabla15.B2" office:value-type="string">
            <text:list xml:id="list38483974" text:continue-list="list38135828" text:style-name="L32">
              <text:list-item text:start-value="1">
                <text:p text:style-name="P11">El caso de uso comienza cuando el cocinero jefe desea eliminar una o más bebidas.</text:p>
              </text:list-item>
              <text:list-item>
                <text:p text:style-name="P11">Se inicia el caso de uso “Consultar lista de bebidas”</text:p>
              </text:list-item>
              <text:list-item>
                <text:p text:style-name="P11">Mientras que el usuario quiera eliminar bebidas:</text:p>
                <text:list>
                  <text:list-item>
                    <text:p text:style-name="P11">El usuario selecciona la bebida que quiere eliminar.</text:p>
                  </text:list-item>
                  <text:list-item>
                    <text:p text:style-name="P11">El sistema solicita la confirmación de la operación.</text:p>
                  </text:list-item>
                  <text:list-item>
                    <text:p text:style-name="P11">El usuario confirma la operación.</text:p>
                  </text:list-item>
                  <text:list-item>
                    <text:p text:style-name="P11">El sistema comprueba los elementos de la carta que contienen esta bebida y los invalida.</text:p>
                  </text:list-item>
                  <text:list-item>
                    <text:p text:style-name="P11">El sistema elimina la bebida informa de ello al usuario.</text:p>
                  </text:list-item>
                  <text:list-item>
                    <text:p text:style-name="P11">El sistema pregunta al usuario si desea eliminar otro elemento</text:p>
                  </text:list-item>
                </text:list>
              </text:list-item>
              <text:list-item>
                <text:p text:style-name="P11">El usuario finaliza la operación</text:p>
              </text:list-item>
            </text:list>
          </table:table-cell>
        </table:table-row>
        <table:table-row>
          <table:table-cell table:style-name="Tabla15.A2" office:value-type="string">
            <text:p text:style-name="P1">Cursos alternativos:</text:p>
          </table:table-cell>
          <table:table-cell table:style-name="Tabla15.B2" office:value-type="string">
            <text:list xml:id="list38479040" text:continue-list="list38476900" text:style-name="L33">
              <text:list-item>
                <text:list>
                  <text:list-header>
                    <text:p text:style-name="P20">3.3b El usuario no confirma la operación. Se vuelve al paso 2.</text:p>
                  </text:list-header>
                </text:list>
                <text:p text:style-name="P20"/>
                <text:p text:style-name="P20">*. El usuario cancela la operación.</text:p>
              </text:list-item>
            </text:list>
            <text:p text:style-name="P5"/>
          </table:table-cell>
        </table:table-row>
        <table:table-row>
          <table:table-cell table:style-name="Tabla15.A2" office:value-type="string">
            <text:p text:style-name="P1">Observaciones:</text:p>
          </table:table-cell>
          <table:table-cell table:style-name="Tabla15.B2" office:value-type="string">
            <text:p text:style-name="P4"/>
          </table:table-cell>
        </table:table-row>
        <table:table-row>
          <table:table-cell table:style-name="Tabla15.A10" office:value-type="string">
            <text:p text:style-name="P1">Requisitos no funcionales específicos:</text:p>
          </table:table-cell>
          <table:table-cell table:style-name="Tabla15.B10" office:value-type="string">
            <text:p text:style-name="Table_20_Contents"/>
          </table:table-cell>
        </table:table-row>
      </table:table>
      <text:h text:style-name="P33" text:outline-level="3"/>
      <text:h text:style-name="P34" text:outline-level="3">Modificar bebida</text:h>
      <text:p text:style-name="Standard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">Nombre del caso:</text:p>
          </table:table-cell>
          <table:table-cell table:style-name="Tabla16.B1" office:value-type="string">
            <text:p text:style-name="Text_20_body">Modificar bebida</text:p>
          </table:table-cell>
        </table:table-row>
        <table:table-row>
          <table:table-cell table:style-name="Tabla16.A2" office:value-type="string">
            <text:p text:style-name="P1">Resumen:</text:p>
          </table:table-cell>
          <table:table-cell table:style-name="Tabla16.B2" office:value-type="string">
            <text:p text:style-name="P6">El cocinero jefe quiere modificar los datos de unas determinadas bebidas. Una vez que se le muestran los datos, cambia los parámetros que quiera y una vez confirmados y comprobados estos se registra la operación.</text:p>
          </table:table-cell>
        </table:table-row>
        <table:table-row>
          <table:table-cell table:style-name="Tabla16.A2" office:value-type="string">
            <text:p text:style-name="P1">Dependencias:</text:p>
          </table:table-cell>
          <table:table-cell table:style-name="Tabla16.B2" office:value-type="string">
            <text:p text:style-name="P4">Incluye al caso de uso “Consultar lista de bebidas”</text:p>
          </table:table-cell>
        </table:table-row>
        <table:table-row>
          <table:table-cell table:style-name="Tabla16.A2" office:value-type="string">
            <text:p text:style-name="P1">Actores:</text:p>
          </table:table-cell>
          <table:table-cell table:style-name="Tabla16.B2" office:value-type="string">
            <text:p text:style-name="P4">Metre</text:p>
          </table:table-cell>
        </table:table-row>
        <table:table-row>
          <table:table-cell table:style-name="Tabla16.A2" office:value-type="string">
            <text:p text:style-name="P1">Precondiciones:</text:p>
          </table:table-cell>
          <table:table-cell table:style-name="Tabla16.B2" office:value-type="string">
            <text:list xml:id="list38463204" text:continue-list="list38481136" text:style-name="L30">
              <text:list-header>
                <text:p text:style-name="P10"/>
              </text:list-header>
            </text:list>
          </table:table-cell>
        </table:table-row>
        <table:table-row>
          <table:table-cell table:style-name="Tabla16.A2" office:value-type="string">
            <text:p text:style-name="P1">Postcondiciones:</text:p>
          </table:table-cell>
          <table:table-cell table:style-name="Tabla16.B2" office:value-type="string">
            <text:list xml:id="list38473913" text:continue-list="list38134395" text:style-name="L34">
              <text:list-item>
                <text:p text:style-name="P21">Se ha registrado uno o más cambios en los detalles de una bebida.</text:p>
              </text:list-item>
            </text:list>
          </table:table-cell>
        </table:table-row>
        <table:table-row>
          <table:table-cell table:style-name="Tabla16.A2" office:value-type="string">
            <text:p text:style-name="P1">Curso normal:</text:p>
          </table:table-cell>
          <table:table-cell table:style-name="Tabla16.B2" office:value-type="string">
            <text:list xml:id="list38463213" text:continue-list="list38120727" text:style-name="L35">
              <text:list-item text:start-value="1">
                <text:p text:style-name="P12">El caso de uso comienza cuando el cocinero jefe desea modificar uno o mas ingredientes.</text:p>
              </text:list-item>
              <text:list-item>
                <text:p text:style-name="P12">Se inicia el caso de uso “Consultar lista de bebidas”</text:p>
              </text:list-item>
              <text:list-item>
                <text:p text:style-name="P12">Mientras el usuario quiera modificar bebidas:</text:p>
                <text:list>
                  <text:list-item>
                    <text:p text:style-name="P12">El usuario selecciona la bebida que quiere modificar.</text:p>
                  </text:list-item>
                  <text:list-item>
                    <text:p text:style-name="P12">El sistema muestra los datos asociados a esa bebida.</text:p>
                  </text:list-item>
                  <text:list-item>
                    <text:p text:style-name="P12">Mientras el usuario quiera modificar parámetros:</text:p>
                    <text:list>
                      <text:list-item>
                        <text:p text:style-name="P12">El usuario modifica el parámetro deseado.</text:p>
                      </text:list-item>
                    </text:list>
                  </text:list-item>
                  <text:list-item>
                    <text:p text:style-name="P12">El sistema solicita al usuario que confirme los cambios</text:p>
                  </text:list-item>
                  <text:list-item>
                    <text:p text:style-name="P12">El usuario confirma los cambios.</text:p>
                  </text:list-item>
                  <text:list-item>
                    <text:p text:style-name="P12">El sistema comprueba si los datos introducidos son correctos</text:p>
                  </text:list-item>
                  <text:list-item>
                    <text:p text:style-name="P12">Los datos introducidos son correctos. El sistema registra los cambios e informa que se han realizado <text:s/>satisfactoriamente.</text:p>
                  </text:list-item>
                  <text:list-item>
                    <text:p text:style-name="P12">El sistema pregunta al usuario si desea modificar otra bebida</text:p>
                  </text:list-item>
                </text:list>
              </text:list-item>
              <text:list-item>
                <text:p text:style-name="P12">El usuario finaliza la operación</text:p>
              </text:list-item>
            </text:list>
          </table:table-cell>
        </table:table-row>
        <table:table-row>
          <table:table-cell table:style-name="Tabla16.A2" office:value-type="string">
            <text:p text:style-name="P1">Cursos alternativos:</text:p>
          </table:table-cell>
          <table:table-cell table:style-name="Tabla16.B2" office:value-type="string">
            <text:list xml:id="list38484965" text:continue-list="list38479040" text:style-name="L33">
              <text:list-item>
                <text:list>
                  <text:list-header>
                    <text:p text:style-name="P20">3.5b El usuario no confirma los cambios. Se vuelve al paso 3.2</text:p>
                  </text:list-header>
                </text:list>
              </text:list-item>
            </text:list>
            <text:p text:style-name="P5"/>
            <text:list xml:id="list38469184" text:continue-numbering="true" text:style-name="L33">
              <text:list-item>
                <text:list>
                  <text:list-header>
                    <text:p text:style-name="P20">3.7b El sistema informa de que los datos introducidos son incorrectos. Se vuelve al paso 3.2.</text:p>
                  </text:list-header>
                </text:list>
              </text:list-item>
            </text:list>
            <text:p text:style-name="P5"/>
            <text:list xml:id="list38493097" text:continue-numbering="true" text:style-name="L33">
              <text:list-header>
                <text:p text:style-name="P31">*. El usuario cancela la operación.</text:p>
              </text:list-header>
            </text:list>
          </table:table-cell>
        </table:table-row>
        <table:table-row>
          <table:table-cell table:style-name="Tabla16.A2" office:value-type="string">
            <text:p text:style-name="P1">Observaciones:</text:p>
          </table:table-cell>
          <table:table-cell table:style-name="Tabla16.B2" office:value-type="string">
            <text:p text:style-name="P4"/>
          </table:table-cell>
        </table:table-row>
        <table:table-row>
          <table:table-cell table:style-name="Tabla16.A10" office:value-type="string">
            <text:p text:style-name="P1">Requisitos no funcionales específicos:</text:p>
          </table:table-cell>
          <table:table-cell table:style-name="Tabla16.B10" office:value-type="string">
            <text:p text:style-name="Table_20_Contents"/>
          </table:table-cell>
        </table:table-row>
      </table:table>
      <text:h text:style-name="P33" text:outline-level="3"><text:soft-page-break/></text:h>
      <text:h text:style-name="P33" text:outline-level="3">Consultar lista de productos</text:h>
      <text:p text:style-name="Standard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">Nombre del caso:</text:p>
          </table:table-cell>
          <table:table-cell table:style-name="Tabla17.B1" office:value-type="string">
            <text:p text:style-name="Text_20_body">Consultar lista de Productos</text:p>
          </table:table-cell>
        </table:table-row>
        <table:table-row>
          <table:table-cell table:style-name="Tabla17.A2" office:value-type="string">
            <text:p text:style-name="P1">Resumen:</text:p>
          </table:table-cell>
          <table:table-cell table:style-name="Tabla17.B2" office:value-type="string">
            <text:p text:style-name="P6">Se obtiene una lista con los productos registrados en el sistema, dividida en dos secciones, una la de bebidas y otra la de ingredientes.</text:p>
          </table:table-cell>
        </table:table-row>
        <table:table-row>
          <table:table-cell table:style-name="Tabla17.A2" office:value-type="string">
            <text:p text:style-name="P1">Dependencias:</text:p>
          </table:table-cell>
          <table:table-cell table:style-name="Tabla17.B2" office:value-type="string">
            <text:p text:style-name="P4">Es incluido por los casos de uso “Añadir Elemento a la Carta”. Incluye a los casos de uso “Consultar lista de bebidas” y “Consultar lista de ingredientes”</text:p>
          </table:table-cell>
        </table:table-row>
        <table:table-row>
          <table:table-cell table:style-name="Tabla17.A2" office:value-type="string">
            <text:p text:style-name="P1">Actores:</text:p>
          </table:table-cell>
          <table:table-cell table:style-name="Tabla17.B2" office:value-type="string">
            <text:p text:style-name="P4">Cocinero Jefe</text:p>
          </table:table-cell>
        </table:table-row>
        <table:table-row>
          <table:table-cell table:style-name="Tabla17.A2" office:value-type="string">
            <text:p text:style-name="P1">Precondiciones:</text:p>
          </table:table-cell>
          <table:table-cell table:style-name="Tabla17.B2" office:value-type="string">
            <text:list xml:id="list38493548" text:continue-list="list38463204" text:style-name="L30">
              <text:list-header>
                <text:p text:style-name="P10"/>
              </text:list-header>
            </text:list>
          </table:table-cell>
        </table:table-row>
        <table:table-row>
          <table:table-cell table:style-name="Tabla17.A2" office:value-type="string">
            <text:p text:style-name="P1">Postcondiciones:</text:p>
          </table:table-cell>
          <table:table-cell table:style-name="Tabla17.B2" office:value-type="string">
            <text:list xml:id="list38136403" text:style-name="L38">
              <text:list-header>
                <text:p text:style-name="P24"/>
              </text:list-header>
            </text:list>
          </table:table-cell>
        </table:table-row>
        <table:table-row>
          <table:table-cell table:style-name="Tabla17.A2" office:value-type="string">
            <text:p text:style-name="P1">Curso normal:</text:p>
          </table:table-cell>
          <table:table-cell table:style-name="Tabla17.B2" office:value-type="string">
            <text:list xml:id="list38144188" text:style-name="L39">
              <text:list-item>
                <text:p text:style-name="P14">El caso de uso comienza cuando el usuario desea ver la lista de productos registrados en el sistema</text:p>
              </text:list-item>
              <text:list-item>
                <text:p text:style-name="P14">Se inicia el caso de uso 'Consultar lista de bebidas'</text:p>
              </text:list-item>
              <text:list-item>
                <text:p text:style-name="P14">Se inicia el caso de uso 'Consultar lista de ingredientes'</text:p>
              </text:list-item>
              <text:list-item>
                <text:p text:style-name="P14">El sistema combina las dos listas y muestra una lista completa de todos los productos.</text:p>
              </text:list-item>
            </text:list>
          </table:table-cell>
        </table:table-row>
        <table:table-row>
          <table:table-cell table:style-name="Tabla17.A2" office:value-type="string">
            <text:p text:style-name="P1">Cursos alternativos:</text:p>
          </table:table-cell>
          <table:table-cell table:style-name="Tabla17.B2" office:value-type="string">
            <text:p text:style-name="P5"/>
          </table:table-cell>
        </table:table-row>
        <table:table-row>
          <table:table-cell table:style-name="Tabla17.A2" office:value-type="string">
            <text:p text:style-name="P1">Observaciones:</text:p>
          </table:table-cell>
          <table:table-cell table:style-name="Tabla17.B2" office:value-type="string">
            <text:p text:style-name="P4"/>
          </table:table-cell>
        </table:table-row>
        <table:table-row>
          <table:table-cell table:style-name="Tabla17.A10" office:value-type="string">
            <text:p text:style-name="P1">Requisitos no funcionales específicos:</text:p>
          </table:table-cell>
          <table:table-cell table:style-name="Tabla17.B10" office:value-type="string">
            <text:p text:style-name="Table_20_Contents"/>
          </table:table-cell>
        </table:table-row>
      </table:table>
      <text:h text:style-name="P33" text:outline-level="3"/>
      <text:h text:style-name="P34" text:outline-level="3">Consultar lista de ingredientes</text:h>
      <text:p text:style-name="Standard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2">Nombre del caso:</text:p>
          </table:table-cell>
          <table:table-cell table:style-name="Tabla18.B1" office:value-type="string">
            <text:p text:style-name="Text_20_body">Consultar lista de ingredientes</text:p>
          </table:table-cell>
        </table:table-row>
        <table:table-row>
          <table:table-cell table:style-name="Tabla18.A2" office:value-type="string">
            <text:p text:style-name="P2">Resumen:</text:p>
          </table:table-cell>
          <table:table-cell table:style-name="Tabla18.B2" office:value-type="string">
            <text:p text:style-name="P6">Se obtiene una lista con los productos registrados en el sistema dependiendo del tipo de usuario que la solicite</text:p>
          </table:table-cell>
        </table:table-row>
        <table:table-row>
          <table:table-cell table:style-name="Tabla18.A2" office:value-type="string">
            <text:p text:style-name="P2">Dependencias:</text:p>
          </table:table-cell>
          <table:table-cell table:style-name="Tabla18.B2" office:value-type="string">
            <text:p text:style-name="P4">Es incluido por los casos de uso “Eliminar ingrediente”, “Modificar ingrediente”, “Notificar incidencia con ingrediente”, “Añadir Elemento a la Carta” y “Consultar lista de productos”</text:p>
          </table:table-cell>
        </table:table-row>
        <table:table-row>
          <table:table-cell table:style-name="Tabla18.A2" office:value-type="string">
            <text:p text:style-name="P2">Actores:</text:p>
          </table:table-cell>
          <table:table-cell table:style-name="Tabla18.B2" office:value-type="string">
            <text:p text:style-name="P4">Cocinero jefe</text:p>
          </table:table-cell>
        </table:table-row>
        <table:table-row>
          <table:table-cell table:style-name="Tabla18.A2" office:value-type="string">
            <text:p text:style-name="P2">Precondiciones:</text:p>
          </table:table-cell>
          <table:table-cell table:style-name="Tabla18.B2" office:value-type="string">
            <text:list xml:id="list38482904" text:continue-list="list38493548" text:style-name="L30">
              <text:list-header>
                <text:p text:style-name="P10"/>
              </text:list-header>
            </text:list>
          </table:table-cell>
        </table:table-row>
        <table:table-row>
          <table:table-cell table:style-name="Tabla18.A2" office:value-type="string">
            <text:p text:style-name="P2">Postcondiciones:</text:p>
          </table:table-cell>
          <table:table-cell table:style-name="Tabla18.B2" office:value-type="string">
            <text:list xml:id="list38119195" text:style-name="L40">
              <text:list-header>
                <text:p text:style-name="P25"/>
              </text:list-header>
            </text:list>
          </table:table-cell>
        </table:table-row>
        <table:table-row>
          <table:table-cell table:style-name="Tabla18.A2" office:value-type="string">
            <text:p text:style-name="P2">Curso normal:</text:p>
          </table:table-cell>
          <table:table-cell table:style-name="Tabla18.B2" office:value-type="string">
            <text:list xml:id="list38134755" text:style-name="L41">
              <text:list-item>
                <text:p text:style-name="P15">El caso de uso comienza cuando el usuario desea ver la lista de productos registrados en el sistema</text:p>
              </text:list-item>
              <text:list-item>
                <text:p text:style-name="P15">El sistema muestra una lista completa de todos los ingredientes registrados</text:p>
              </text:list-item>
            </text:list>
          </table:table-cell>
        </table:table-row>
        <table:table-row>
          <table:table-cell table:style-name="Tabla18.A2" office:value-type="string">
            <text:p text:style-name="P2">Cursos alternativos:</text:p>
          </table:table-cell>
          <table:table-cell table:style-name="Tabla18.B2" office:value-type="string">
            <text:p text:style-name="P5"/>
          </table:table-cell>
        </table:table-row>
        <table:table-row>
          <table:table-cell table:style-name="Tabla18.A2" office:value-type="string">
            <text:p text:style-name="P2">Observaciones:</text:p>
          </table:table-cell>
          <table:table-cell table:style-name="Tabla18.B2" office:value-type="string">
            <text:p text:style-name="P4"/>
          </table:table-cell>
        </table:table-row>
        <table:table-row>
          <table:table-cell table:style-name="Tabla18.A10" office:value-type="string">
            <text:p text:style-name="P2">Requisitos no funcionales específicos:</text:p>
          </table:table-cell>
          <table:table-cell table:style-name="Tabla18.B10" office:value-type="string">
            <text:p text:style-name="Table_20_Contents"/>
          </table:table-cell>
        </table:table-row>
      </table:table>
      <text:h text:style-name="P33" text:outline-level="3"/>
      <text:h text:style-name="P34" text:outline-level="3">Consultar lista de bebidas</text:h>
      <text:p text:style-name="Standard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">Nombre del caso:</text:p>
          </table:table-cell>
          <table:table-cell table:style-name="Tabla19.B1" office:value-type="string">
            <text:p text:style-name="Text_20_body">Consultar lista de bebidas</text:p>
          </table:table-cell>
        </table:table-row>
        <table:table-row>
          <table:table-cell table:style-name="Tabla19.A2" office:value-type="string">
            <text:p text:style-name="P1">Resumen:</text:p>
          </table:table-cell>
          <table:table-cell table:style-name="Tabla19.B2" office:value-type="string">
            <text:p text:style-name="P6">Se obtiene una lista con las bebidas registradas</text:p>
          </table:table-cell>
        </table:table-row>
        <table:table-row>
          <table:table-cell table:style-name="Tabla19.A2" office:value-type="string">
            <text:p text:style-name="P1">Dependencias:</text:p>
          </table:table-cell>
          <table:table-cell table:style-name="Tabla19.B2" office:value-type="string">
            <text:p text:style-name="P4">Es incluido por los casos de uso “Eliminar bebidas”, “Modificar bebidas”, “Notificar incidencia con bebida”, “Añadir Elemento a la Carta” y “Consultar lista de productos”</text:p>
          </table:table-cell>
        </table:table-row>
        <table:table-row>
          <table:table-cell table:style-name="Tabla19.A2" office:value-type="string">
            <text:p text:style-name="P1">Actores:</text:p>
          </table:table-cell>
          <table:table-cell table:style-name="Tabla19.B2" office:value-type="string">
            <text:p text:style-name="P4">Metre, Cocinero jefe</text:p>
          </table:table-cell>
        </table:table-row>
        <table:table-row>
          <table:table-cell table:style-name="Tabla19.A2" office:value-type="string">
            <text:p text:style-name="P1">Precondiciones:</text:p>
          </table:table-cell>
          <table:table-cell table:style-name="Tabla19.B2" office:value-type="string">
            <text:list xml:id="list38494318" text:continue-list="list38482904" text:style-name="L30">
              <text:list-header>
                <text:p text:style-name="P10"/>
              </text:list-header>
            </text:list>
          </table:table-cell>
        </table:table-row>
        <table:table-row>
          <table:table-cell table:style-name="Tabla19.A2" office:value-type="string">
            <text:p text:style-name="P1">Postcondiciones:</text:p>
          </table:table-cell>
          <table:table-cell table:style-name="Tabla19.B2" office:value-type="string">
            <text:list xml:id="list38115281" text:style-name="L42">
              <text:list-header>
                <text:p text:style-name="P26"/>
              </text:list-header>
            </text:list>
          </table:table-cell>
        </table:table-row>
        <table:table-row>
          <table:table-cell table:style-name="Tabla19.A2" office:value-type="string">
            <text:p text:style-name="P1">Curso normal:</text:p>
          </table:table-cell>
          <table:table-cell table:style-name="Tabla19.B2" office:value-type="string">
            <text:list xml:id="list38135655" text:style-name="L43">
              <text:list-item>
                <text:p text:style-name="P16">El caso de uso comienza cuando el usuario desea ver la lista de bebidas registradas en el sistema</text:p>
              </text:list-item>
              <text:list-item>
                <text:p text:style-name="P16">El sistema muestra una lista completa de todas las bebidas registradas</text:p>
              </text:list-item>
            </text:list>
          </table:table-cell>
        </table:table-row>
        <table:table-row>
          <table:table-cell table:style-name="Tabla19.A2" office:value-type="string">
            <text:p text:style-name="P1">Cursos alternativos:</text:p>
          </table:table-cell>
          <table:table-cell table:style-name="Tabla19.B2" office:value-type="string">
            <text:p text:style-name="P5"/>
          </table:table-cell>
        </table:table-row>
        <table:table-row>
          <table:table-cell table:style-name="Tabla19.A2" office:value-type="string">
            <text:p text:style-name="P1">Observaciones:</text:p>
          </table:table-cell>
          <table:table-cell table:style-name="Tabla19.B2" office:value-type="string">
            <text:p text:style-name="P4"/>
          </table:table-cell>
        </table:table-row>
        <table:table-row>
          <table:table-cell table:style-name="Tabla19.A10" office:value-type="string">
            <text:p text:style-name="P1">Requisitos no funcionales específicos:</text:p>
          </table:table-cell>
          <table:table-cell table:style-name="Tabla19.B10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Print1" svg:font-family="'Segoe Print'" style:font-pitch="variable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color="#333366" style:font-name="Segoe Print" fo:font-size="12pt" fo:font-style="normal" fo:text-shadow="none" fo:font-weight="normal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5T14:51:30.57</meta:creation-date>
    <meta:generator>OpenOffice.org/3.2$Win32 OpenOffice.org_project/320m12$Build-9483</meta:generator>
    <meta:editing-duration>PT00H45M11S</meta:editing-duration>
    <meta:editing-cycles>23</meta:editing-cycles>
    <meta:initial-creator>Sergio Rodriguez Lumley</meta:initial-creator>
    <dc:date>2010-03-16T18:36:21.92</dc:date>
    <dc:creator>Gaspar Muñoz Soria</dc:creator>
    <meta:document-statistic meta:table-count="9" meta:image-count="0" meta:object-count="0" meta:page-count="9" meta:paragraph-count="239" meta:word-count="1714" meta:character-count="10654"/>
  </office:meta>
</office:document-meta>
</file>